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7d98c"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7d98c" style:font-size-asian="16pt" style:font-size-complex="16pt"/>
    </style:style>
    <style:style style:name="T1" style:family="text">
      <style:text-properties fo:color="#000000" loext:opacity="100%" style:font-name="Times New Roman" fo:font-size="14pt" fo:background-color="#ffffff" loext:char-shading-value="0" style:font-size-asian="14pt" style:font-name-complex="Times New Roman1" style:font-size-complex="14pt"/>
    </style:style>
    <style:style style:name="T2" style:family="text">
      <style:text-properties fo:color="#000000" loext:opacity="100%" style:font-name="Times New Roman" fo:font-size="14pt" fo:language="en" fo:country="US" fo:font-style="italic" style:text-underline-style="solid" style:text-underline-width="auto" style:text-underline-color="font-color" fo:font-weight="bold" fo:background-color="#ffffff" loext:char-shading-value="0" style:font-size-asian="14pt" style:font-style-asian="italic" style:font-weight-asian="bold" style:font-name-complex="Times New Roman1" style:font-size-complex="14pt" style:font-style-complex="italic" style:font-weight-complex="bold"/>
    </style:style>
    <style:style style:name="T3" style:family="text">
      <style:text-properties fo:color="#000000" loext:opacity="100%" style:font-name="Times New Roman" fo:font-size="14pt" fo:language="en" fo:country="US" fo:font-style="italic" style:text-underline-style="solid" style:text-underline-width="auto" style:text-underline-color="font-color" fo:font-weight="bold" officeooo:rsid="00077caa" fo:background-color="#ffffff" loext:char-shading-value="0" style:font-size-asian="14pt" style:font-style-asian="italic" style:font-weight-asian="bold" style:font-name-complex="Times New Roman1" style:font-size-complex="14pt" style:font-style-complex="italic" style:font-weight-complex="bold"/>
    </style:style>
    <style:style style:name="T4" style:family="text">
      <style:text-properties fo:color="#000000" loext:opacity="100%" style:font-name="Times New Roman" fo:language="en" fo:country="US" fo:font-style="italic" style:text-underline-style="solid" style:text-underline-width="auto" style:text-underline-color="font-color" fo:font-weight="bold" fo:background-color="#ffffff" loext:char-shading-value="0" style:font-style-asian="italic" style:font-weight-asian="bold" style:font-name-complex="Times New Roman1" style:font-style-complex="italic" style:font-weight-complex="bold"/>
    </style:style>
    <style:style style:name="T5" style:family="text">
      <style:text-properties fo:color="#000000" loext:opacity="100%" style:font-name="Times New Roman" fo:language="en" fo:country="US" fo:font-style="italic" style:text-underline-style="solid" style:text-underline-width="auto" style:text-underline-color="font-color" fo:font-weight="bold" officeooo:rsid="00077caa" fo:background-color="#ffffff" loext:char-shading-value="0" style:font-style-asian="italic" style:font-weight-asian="bold" style:font-name-complex="Times New Roman1" style:font-style-complex="italic" style:font-weight-complex="bold"/>
    </style:style>
    <style:style style:name="T6" style:family="text">
      <style:text-properties fo:color="#000000" loext:opacity="100%" style:font-name="Times New Roman" fo:background-color="#ffffff" loext:char-shading-value="0"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XXXII</text:span><text:span text:style-name="T5">I</text:span></text:p>
      <text:p text:style-name="P2"><text:span text:style-name="T6">Александр стоял у зеркала, поправляя галстук и думая о чем-то. Настя в изящном темно-синем платье медленно спускалась по лестнице, улыбаясь и гулко постукивая каблуками по ступенькам. Идеальный макияж и красивая прическа максимально дополняли образ молодой девушки. Поблескивали в ушах золотые сережки, платье переливалось, отблескивая аквамарином. Это была непростая ткань. </text:span></text:p>
      <text:p text:style-name="P2"><text:span text:style-name="T6">–Ты прекрасна! Какая грациозность! – произнес Александр.</text:span></text:p>
      <text:p text:style-name="P2"><text:span text:style-name="T6">–Ну хватит мне льстить, – посмеялась девушка. </text:span></text:p>
      <text:p text:style-name="P2"><text:span text:style-name="T6">–Ни разу, Анастасия Евгеньевна, – посмеялся он в ответ. </text:span></text:p>
      <text:p text:style-name="P2"><text:span text:style-name="T6">–Ладно, давай разбирать добро, которое нам дали, – сказала Настя, доставая небольшой титановый кейс. Открыв его, она протянула его перед Алехиным. Внутри лежало два кольцо и небольшой декоративный цветок. </text:span></text:p>
      <text:p text:style-name="P2"><text:span text:style-name="T6">–Бери кольцо, пользоваться, думаю, научишься. Сгибаешь палец, прикладываешь печатку. Разряд мощный, 20 ампер. </text:span></text:p>
      <text:p text:style-name="P2"><text:span text:style-name="T6">–Интересно, интересно. Никогда не видел шокер в виде кольца, – надевая его на указательный палец, пробормотал Александр. </text:span></text:p>
      <text:p text:style-name="P2"><text:span text:style-name="T6">–Цветок в петлицу. Он может пригодиться нам. Это универсальное устройство для борьбы с любым носителем памяти или же интеллекта, пусть даже искусственного. С помощью него ты сможешь уничтожить любое техническое устройство. </text:span></text:p>
      <text:p text:style-name="P2"><text:span text:style-name="T6">–Я уже предвкушаю этот выпускной, – ответил тот, прикалывая цветок. </text:span></text:p>
      <text:p text:style-name="P2"><text:span text:style-name="T6">–Ну это просто перестраховка. Ведь на самом деле может ничего не случиться. </text:span></text:p>
      <text:p text:style-name="P2"><text:soft-page-break/><text:span text:style-name="T6">Звонок в дверь прервал их разговор. Открыв, Александр увидел на крыльце курьера с большим букетом пышных желтых роз. Поблагодарив его, он взял цветы и вернулся в дом. </text:span></text:p>
      <text:p text:style-name="P2"><text:span text:style-name="T6">–Какой прекрасный букет. Вот только желтый цвет не очень хороший, – сказала Настя. </text:span></text:p>
      <text:p text:style-name="P2"><text:span text:style-name="T6">–Не переживай, для Алины в самый раз. </text:span></text:p>
      <text:p text:style-name="P2"><text:span text:style-name="T6">–Александр Павлович Алехин. Позволь вручить тебе этот презент, – томно сказал Евгений, подошедший к ним, держа в руках длинную деревянную коробку. По виду дерево было дорогой породы, покрытое аккуратно лаком. Щелкнув позолоченным замком, он открыл коробку. На бархатной подложке, блестя лежала изящная резная трость. </text:span></text:p>
      <text:p text:style-name="P2"><text:span text:style-name="T6">–Тебе оказана высшая честь и уважение от нашей семьи, Александр Алехин, – проговорила девушка. </text:span></text:p>
      <text:p text:style-name="P2"><text:span text:style-name="T6">–Это гениальное изобретение. С виду обычная трость, но на деле совершенное оружие. Причем тебе досталась третье поколение. Самая новая и продвинутая версия. Я доверяю тебе, Александр. Если что-то пойдет не так, ты отвечаешь за мою дочь. </text:span></text:p>
      <text:p text:style-name="P2"><text:span text:style-name="T6">–Я понял вас, Евгений Эдуардович. Я отдам все, чтобы защитить вашу дочь в случае необходимости. </text:span></text:p>
      <text:p text:style-name="P2"><text:span text:style-name="T6">–Какие же вы красивые! – сказала появившаяся на лестнице Даша.</text:span></text:p>
      <text:p text:style-name="P2"><text:span text:style-name="T6">–Да, просто прекрасно смотритесь! – добавила Джейн, выходящая за ней следом. </text:span></text:p>
      <text:p text:style-name="P2"><text:span text:style-name="T6">–Вот и настал день, когда ты завершаешь важный этап жизни и пора будет делать дальнейший выбор, – с некоторой торжественностью сказал Павел. </text:span></text:p>
      <text:p text:style-name="P2"><text:span text:style-name="T6">–Ну что ж, нам пора, – сказал Алехин, надевая пальто. </text:span></text:p>
      <text:p text:style-name="P2"><text:soft-page-break/><text:span text:style-name="T6">–Тогда пойдем, – ответила Настя. </text:span></text:p>
      <text:p text:style-name="P2"><text:span text:style-name="T6">Он заботливо помог девушке надеть пальто и, захватив букет, вышел на улицу. Настя взяла небольшой чемодан, сумочку и вышла следом. Сев в теплую машину, она положила все вещи назад и улыбнулась. Александр резко вывернул со стоянки, и машина быстро направилась в сторону школы. Поставив машину на забитую уже парковку, Алехин подал девушке руку. Та вышла из машины. Достав чемодан, она открыла его и, быстро обвешав себя незаметно всем, что там лежало, она взяла сумочку и захлопнула дверь машины. Александр достал цветы. Закрыв машину, он осторожно взял Настю под руку, и они последовали в здание, откуда уже начинала греметь музыка.</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20:35:29.056000000</meta:creation-date>
    <dc:date>2022-05-15T20:35:49.584000000</dc:date>
    <meta:editing-duration>PT20S</meta:editing-duration>
    <meta:editing-cycles>1</meta:editing-cycles>
    <meta:document-statistic meta:table-count="0" meta:image-count="0" meta:object-count="0" meta:page-count="3" meta:paragraph-count="24" meta:word-count="484" meta:character-count="3374" meta:non-whitespace-character-count="2880"/>
    <meta:generator>LibreOffice/7.2.2.2$Windows_X86_64 LibreOffice_project/02b2acce88a210515b4a5bb2e46cbfb63fe97d56</meta:generator>
  </office:meta>
</office:document-meta>
</file>